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A000002F04E515526.png"/>
  <manifest:file-entry manifest:media-type="image/png" manifest:full-path="Pictures/100000000000045200000376A4FD84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2pt" fo:font-weight="bold" style:font-size-asian="22pt" style:font-weight-asian="bold" style:font-size-complex="22pt" style:font-weight-complex="bold"/>
    </style:style>
    <style:style style:name="P2" style:family="paragraph" style:parent-style-name="Footer">
      <style:text-properties style:font-name="Calibri"/>
    </style:style>
    <style:style style:name="fr1" style:family="graphic" style:parent-style-name="Graphics">
      <style:graphic-properties style:horizontal-pos="center" style:horizontal-rel="paragraph" style:mirror="none" fo:clip="rect(0in, 0in, 0.3902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05in, 0in, 0.8701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24FJ256GA705</text:p>
      <text:p text:style-name="Standard"><draw:frame draw:style-name="fr1" draw:name="graphics1" text:anchor-type="paragraph" svg:width="5.2709in" svg:height="4.8402in" draw:z-index="0"><draw:image xlink:href="Pictures/100000000000030A000002F04E515526.png" xlink:type="simple" xlink:show="embed" xlink:actuate="onLoad"/></draw:frame></text:p>
      <text:p text:style-name="Standard"><draw:frame draw:style-name="fr2" draw:name="graphics2" text:anchor-type="paragraph" svg:width="5.722in" svg:height="3.9055in" draw:z-index="1"><draw:image xlink:href="Pictures/100000000000045200000376A4FD84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IC24FJ256GA705<text:tab/>Page 1 of 1<text:tab/>(2/13/18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Reina</meta:initial-creator>
    <meta:creation-date>2018-02-13T07:47:08.49</meta:creation-date>
    <dc:date>2018-02-13T07:57:22.22</dc:date>
    <dc:creator>Justin Reina</dc:creator>
    <meta:editing-duration>PT7M24S</meta:editing-duration>
    <meta:editing-cycles>2</meta:editing-cycles>
    <meta:generator>OpenOffice/4.1.5$Win32 OpenOffice.org_project/415m1$Build-9789</meta:generator>
    <meta:document-statistic meta:table-count="0" meta:image-count="2" meta:object-count="0" meta:page-count="1" meta:paragraph-count="2" meta:word-count="7" meta:character-count="52"/>
  </office:meta>
</office:document-meta>
</file>